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26pt" fo:font-style="italic" fo:font-weight="bold" style:font-size-asian="26pt" style:font-style-asian="italic" style:font-weight-asian="bold" style:font-size-complex="26pt" style:font-style-complex="italic"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margin-top="5.399cm" fo:margin-bottom="0cm"/>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style:text-properties fo:font-style="normal" style:font-style-asian="normal" style:font-style-complex="normal"/>
    </style:style>
    <style:style style:name="P6" style:family="paragraph">
      <style:paragraph-properties fo:text-align="center"/>
    </style:style>
    <style:style style:name="P7"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fo:font-style="normal" style:font-style-asian="normal" style:font-style-complex="normal"/>
    </style:style>
    <style:style style:name="T5" style:family="text">
      <style:text-properties style:text-position="0% 100%" fo:font-style="normal" style:font-style-asian="normal" style:font-style-complex="normal"/>
    </style:style>
    <style:style style:name="T6" style:family="text">
      <style:text-properties style:text-position="33% 58%"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 fractales y su dimensión</text:p>
      <text:p text:style-name="Standard"/>
      <text:p text:style-name="Standard"/>
      <text:p text:style-name="Standard">Hace más de un siglo, el matemático Karl Weierstrass mostró la existencia de funciones “monstruosas”, debido a que mostraban continuidad en todos sus puntos, pero no eran diferenciables (no se les podía asociar una tangente) en ninguno de sus puntos. Ahora, siguiendo la nomenclatura sugerida por Benoit Mandelbrot, a dichas curvas se les denomina <text:span text:style-name="T1">fractales</text:span>.</text:p>
      <text:p text:style-name="Standard"/>
      <text:p text:style-name="Standard">El comportamiento fractal se puede observar en curvas generadas a partir de un algoritme recursivo definido, mediante el cual siempre que se repita se obtendrá exactamente el <text:span text:style-name="T1">mismo</text:span> fractal, o mediante algoritmos en que se emplea aleatoriedad en los cuales, aunque no se obtiene exactamente el mismo fractal, todos los generados por un mismo tipo de algoritmo comparten propiedades. En la presente unidad se abordaron aquellos del primer tipo.</text:p>
      <text:p text:style-name="Standard"/>
      <text:p text:style-name="Standard">El algoritmo para el fractal de Koch resulta en una curva de longitud (4/3)<draw:frame draw:style-name="fr1" draw:name="Objeto1" text:anchor-type="as-char" svg:width="0.96cm" svg:height="1.057cm" draw:z-index="0"><draw:object xlink:href="./Object 1" xlink:type="simple" xlink:show="embed" xlink:actuate="onLoad"/><draw:image xlink:href="./ObjectReplacements/Object 1" xlink:type="simple" xlink:show="embed" xlink:actuate="onLoad"/></draw:frame>. Dado que la base en ese caso es mayor que la unidad, el valor de la curva divergirá cuando <draw:frame draw:style-name="fr1" draw:name="Objeto2" text:anchor-type="as-char" svg:width="1.201cm" svg:height="0.467cm" draw:z-index="1"><draw:object xlink:href="./Object 2" xlink:type="simple" xlink:show="embed" xlink:actuate="onLoad"/><draw:image xlink:href="./ObjectReplacements/Object 2" xlink:type="simple" xlink:show="embed" xlink:actuate="onLoad"/></draw:frame>. El hecho de que una curva acotada diverja sugiere que los segmentos en ella no se encuentran exactamente en dimensión 1, sino en una dimensión <draw:frame draw:style-name="fr1" draw:name="Objeto3" text:anchor-type="as-char" svg:width="1.358cm" svg:height="0.531cm" draw:z-index="2"><draw:object xlink:href="./Object 3" xlink:type="simple" xlink:show="embed" xlink:actuate="onLoad"/><draw:image xlink:href="./ObjectReplacements/Object 3" xlink:type="simple" xlink:show="embed" xlink:actuate="onLoad"/></draw:frame>. Es, entonces, natural tratar de obtener el valor de dicha dimensión de Hausdorf (en honor al matemático que la sugirió) para la cual la “longitud” de la curva ya no diverge.</text:p>
      <text:p text:style-name="Standard"/>
      <text:p text:style-name="Standard">La fórmula general para este cálculo mencionada la unidad es <draw:frame draw:style-name="fr1" draw:name="Objeto4" text:anchor-type="as-char" svg:width="2.297cm" svg:height="1.028cm" draw:z-index="3"><draw:object xlink:href="./Object 4" xlink:type="simple" xlink:show="embed" xlink:actuate="onLoad"/><draw:image xlink:href="./ObjectReplacements/Object 4" xlink:type="simple" xlink:show="embed" xlink:actuate="onLoad"/></draw:frame>. Considerando, entonces, se garantiza que una longitud <draw:frame draw:style-name="fr1" draw:name="Objeto5" text:anchor-type="as-char" svg:width="3.228cm" svg:height="1.124cm" draw:z-index="4"><draw:object xlink:href="./Object 5" xlink:type="simple" xlink:show="embed" xlink:actuate="onLoad"/><draw:image xlink:href="./ObjectReplacements/Object 5" xlink:type="simple" xlink:show="embed" xlink:actuate="onLoad"/></draw:frame>no divergirá.</text:p>
      <text:p text:style-name="Standard"/>
      <text:p text:style-name="Standard">El hecho de que, por ejemplo para el fractal de Koch, el valor de su dimensión fractal esté entre 1 y 2 resulta satisfactorio, debido a que cubre más que una simple curva, pero no llega a tupir un área como tal.</text:p>
      <text:p text:style-name="Standard"/>
      <text:p text:style-name="Standard">En el ejemplo del fractal de Hilbert, la complicación radica en el cálculo del número de segmentos <draw:frame draw:style-name="fr1" draw:name="Objeto6" text:anchor-type="as-char" svg:width="1.991cm" svg:height="0.527cm" draw:z-index="5"><draw:object xlink:href="./Object 6" xlink:type="simple" xlink:show="embed" xlink:actuate="onLoad"/><draw:image xlink:href="./ObjectReplacements/Object 6" xlink:type="simple" xlink:show="embed" xlink:actuate="onLoad"/></draw:frame>, y en la aproximación subsecuente que se hace en que <draw:frame draw:style-name="fr1" draw:name="Objeto7" text:anchor-type="as-char" svg:width="3.678cm" svg:height="0.589cm" draw:z-index="6"><draw:object xlink:href="./Object 7" xlink:type="simple" xlink:show="embed" xlink:actuate="onLoad"/><draw:image xlink:href="./ObjectReplacements/Object 7" xlink:type="simple" xlink:show="embed" xlink:actuate="onLoad"/></draw:frame>. La sugerencia para la fórmula para <text:span text:style-name="T1">N</text:span><text:span text:style-name="T2">, de hecho, directamente sugiere que el fractal habrá de cubrir el área completa. Al dividir el segmento unitario horizontal y vertical cada uno en </text:span><text:span text:style-name="T2"><draw:frame draw:style-name="fr1" draw:name="Objeto8" text:anchor-type="as-char" svg:width="0.563cm" svg:height="0.527cm" draw:z-index="7"><draw:object xlink:href="./Object 8" xlink:type="simple" xlink:show="embed" xlink:actuate="onLoad"/><draw:image xlink:href="./ObjectReplacements/Object 8" xlink:type="simple" xlink:show="embed" xlink:actuate="onLoad"/></draw:frame></text:span><text:span text:style-name="T2">segmentos, se está dividiendo el cuadrado 1 x 1 en </text:span><text:span text:style-name="T2"><draw:frame draw:style-name="fr1" draw:name="Objeto9" text:anchor-type="as-char" svg:width="1.847cm" svg:height="0.543cm" draw:z-index="8"><draw:object xlink:href="./Object 9" xlink:type="simple" xlink:show="embed" xlink:actuate="onLoad"/><draw:image xlink:href="./ObjectReplacements/Object 9" xlink:type="simple" xlink:show="embed" xlink:actuate="onLoad"/></draw:frame></text:span><text:span text:style-name="T2">celdas, y notar que hay un vértice en cada una de las celdas, se puede conjeturar que el fractal cubrirá completamente el área cuando </text:span><text:span text:style-name="T2"><draw:frame draw:style-name="fr1" draw:name="Objeto10" text:anchor-type="as-char" svg:width="1.199cm" svg:height="0.467cm" draw:z-index="9"><draw:object xlink:href="./Object 10" xlink:type="simple" xlink:show="embed" xlink:actuate="onLoad"/><draw:image xlink:href="./ObjectReplacements/Object 10" xlink:type="simple" xlink:show="embed" xlink:actuate="onLoad"/></draw:frame></text:span><text:span text:style-name="T2">. El cálculo del número </text:span><text:span text:style-name="T1">d</text:span><text:span text:style-name="T2"> por el que se divide cada segmento para la siguiente generación es trivial para el fractal de Hilbert. Dado que cada vez se divide entre 2, </text:span><text:span text:style-name="T1">d</text:span><text:span text:style-name="T2">=2. De tal suerte que </text:span><text:span text:style-name="T2"><draw:frame draw:style-name="fr1" draw:name="Objeto11" text:anchor-type="as-char" svg:width="4.89cm" svg:height="1.148cm" draw:z-index="10"><draw:object xlink:href="./Object 11" xlink:type="simple" xlink:show="embed" xlink:actuate="onLoad"/><draw:image xlink:href="./ObjectReplacements/Object 11" xlink:type="simple" xlink:show="embed" xlink:actuate="onLoad"/></draw:frame></text:span></text:p>
      <text:p text:style-name="P2"/>
      <text:p text:style-name="P2"><draw:line text:anchor-type="paragraph" draw:z-index="16" draw:style-name="gr1" draw:text-style-name="P6" svg:x1="3.561cm" svg:y1="3.632cm" svg:x2="8.911cm" svg:y2="1.485cm"><text:p/></draw:line><draw:line text:anchor-type="paragraph" draw:z-index="18" draw:style-name="gr1" draw:text-style-name="P6" svg:x1="10.968cm" svg:y1="3.63cm" svg:x2="8.911cm" svg:y2="1.485cm"><text:p/></draw:line><draw:line text:anchor-type="paragraph" draw:z-index="19" draw:style-name="gr1" draw:text-style-name="P6" svg:x1="3.561cm" svg:y1="3.632cm" svg:x2="10.968cm" svg:y2="3.63cm"><text:p/></draw:line><draw:frame text:anchor-type="paragraph" draw:z-index="20" draw:style-name="gr2" draw:text-style-name="P7" svg:width="0.414cm" svg:height="0.618cm" svg:x="5.764cm" svg:y="2.103cm"><draw:text-box><text:p><text:span text:style-name="T1">x</text:span></text:p></draw:text-box></draw:frame><draw:frame text:anchor-type="paragraph" draw:z-index="21" draw:style-name="gr3" draw:text-style-name="P7" svg:width="0.678cm" svg:height="0.796cm" svg:x="10.144cm" svg:y="2.277cm"><draw:text-box><text:p><text:span text:style-name="T1">x/2</text:span></text:p></draw:text-box></draw:frame><draw:frame text:anchor-type="paragraph" draw:z-index="22" draw:style-name="gr3" draw:text-style-name="P7" svg:width="0.678cm" svg:height="0.796cm" svg:x="7.027cm" svg:y="3.632cm"><draw:text-box><text:p><text:span text:style-name="T1">1/2</text:span></text:p></draw:text-box></draw:frame><draw:frame text:anchor-type="paragraph" draw:z-index="23" draw:style-name="gr3" draw:text-style-name="P7" svg:width="0.973cm" svg:height="0.796cm" svg:x="8.32cm" svg:y="1.63cm"><draw:text-box><text:p><text:span text:style-name="T1">120</text:span><text:span text:style-name="T6">o</text:span></text:p></draw:text-box></draw:frame>El ejemplo del fractal de Gosper presenta la dificultad no en el cálculo del número de segmentos, sino en la longitud.</text:p>
      <text:p text:style-name="P3"><text:soft-page-break/><text:span text:style-name="T2">Por ley de cosenos, se tiene que </text:span><text:span text:style-name="T2"><draw:frame draw:style-name="fr1" draw:name="Objeto12" text:anchor-type="as-char" svg:width="6.184cm" svg:height="1.057cm" draw:z-index="11"><draw:object xlink:href="./Object 12" xlink:type="simple" xlink:show="embed" xlink:actuate="onLoad"/><draw:image xlink:href="./ObjectReplacements/Object 12" xlink:type="simple" xlink:show="embed" xlink:actuate="onLoad"/></draw:frame></text:span><text:span text:style-name="T2">, de donde </text:span><text:span text:style-name="T2"><draw:frame draw:style-name="fr1" draw:name="Objeto13" text:anchor-type="as-char" svg:width="3.291cm" svg:height="0.997cm" draw:z-index="12"><draw:object xlink:href="./Object 13" xlink:type="simple" xlink:show="embed" xlink:actuate="onLoad"/><draw:image xlink:href="./ObjectReplacements/Object 13" xlink:type="simple" xlink:show="embed" xlink:actuate="onLoad"/></draw:frame></text:span><text:span text:style-name="T2">y</text:span><text:span text:style-name="T2"><draw:frame draw:style-name="fr1" draw:name="Objeto14" text:anchor-type="as-char" svg:width="1.356cm" svg:height="1.034cm" draw:z-index="13"><draw:object xlink:href="./Object 14" xlink:type="simple" xlink:show="embed" xlink:actuate="onLoad"/><draw:image xlink:href="./ObjectReplacements/Object 14" xlink:type="simple" xlink:show="embed" xlink:actuate="onLoad"/></draw:frame></text:span><text:span text:style-name="T2">. Así pues, el número </text:span><text:span text:style-name="T1">d</text:span><text:span text:style-name="T2"> por el que se divide cada segmento de la generación previa para obtener el tamaño de segmento de la generación actual es </text:span><text:span text:style-name="T2"><draw:frame draw:style-name="fr1" draw:name="Objeto17" text:anchor-type="as-char" svg:width="0.676cm" svg:height="0.504cm" draw:z-index="24"><draw:object xlink:href="./Object 17" xlink:type="simple" xlink:show="embed" xlink:actuate="onLoad"/><draw:image xlink:href="./ObjectReplacements/Object 17" xlink:type="simple" xlink:show="embed" xlink:actuate="onLoad"/></draw:frame></text:span><text:span text:style-name="T2">, y en la enésima generación, el factor por el cual se dividió el segmento unitario original de la primera generación será </text:span><text:span text:style-name="T2"><draw:frame draw:style-name="fr1" draw:name="Objeto19" text:anchor-type="as-char" svg:width="0.813cm" svg:height="0.577cm" draw:z-index="25"><draw:object xlink:href="./Object 19" xlink:type="simple" xlink:show="embed" xlink:actuate="onLoad"/><draw:image xlink:href="./ObjectReplacements/Object 19" xlink:type="simple" xlink:show="embed" xlink:actuate="onLoad"/></draw:frame></text:span><text:span text:style-name="T2">. En este caso, el cálculo del número de segmentos es trivial: </text:span><text:span text:style-name="T2"><draw:frame draw:style-name="fr1" draw:name="Objeto15" text:anchor-type="as-char" svg:width="1.279cm" svg:height="0.527cm" draw:z-index="14"><draw:object xlink:href="./Object 15" xlink:type="simple" xlink:show="embed" xlink:actuate="onLoad"/><draw:image xlink:href="./ObjectReplacements/Object 15" xlink:type="simple" xlink:show="embed" xlink:actuate="onLoad"/></draw:frame></text:span><text:span text:style-name="T2">ya que cada segmento de la generación anterior se triplica en la nueva. De esta forma se tiene que, para el fractal de Gosper, </text:span><text:span text:style-name="T2"><draw:frame draw:style-name="fr1" draw:name="Objeto16" text:anchor-type="as-char" svg:width="8.109cm" svg:height="1.603cm" draw:z-index="15"><draw:object xlink:href="./Object 16" xlink:type="simple" xlink:show="embed" xlink:actuate="onLoad"/><draw:image xlink:href="./ObjectReplacements/Object 16" xlink:type="simple" xlink:show="embed" xlink:actuate="onLoad"/></draw:frame></text:span><text:span text:style-name="T2">. Nuevamente, se esperaba un valor entre 1 y 2 dado que, considerando una </text:span><text:span text:style-name="T2"><draw:frame draw:style-name="fr1" draw:name="Objeto18" text:anchor-type="as-char" svg:width="0.757cm" svg:height="0.529cm" draw:z-index="17"><draw:object xlink:href="./Object 18" xlink:type="simple" xlink:show="embed" xlink:actuate="onLoad"/><draw:image xlink:href="./ObjectReplacements/Object 18" xlink:type="simple" xlink:show="embed" xlink:actuate="onLoad"/></draw:frame></text:span><text:span text:style-name="T2">de 1, la longitud diverge, pero la curva tampoco llega a cubrir un área completa como para que fuera igual a 2.</text:span></text:p>
      <text:p text:style-name="P5"/>
      <text:p text:style-name="P4"><text:span text:style-name="T2">El fractal de Gosper, conocido también como la isla de Gosper, es un fractal construido a partir de aplicar el fractal ya visto en el contorno de la isla de Gosper a cada lado de un hexágono. La cuarta lección del desarrollo presenta un mosaico de dichos hexágonos. El ángulo interno, que estrictamente es 120</text:span><text:span text:style-name="T4">o</text:span><text:span text:style-name="T2"> para el fractal de Gosper, puede modificarse entre 95 y 180</text:span><text:span text:style-name="T4">o </text:span><text:span text:style-name="T5">en la unidad, con el objeto de notar cuándo se obtiene la isla de Gosper como tal. Debido a que los ángulos entre segmentos adyacentes en un mosaico de hexágonos es justamente 120</text:span><text:span text:style-name="T4">o</text:span><text:span text:style-name="T5">, si a los lados de dicho mosaico se les aplica una construcción fractal como la del contorno de la isla de Gosper con justo 120</text:span><text:span text:style-name="T4">o</text:span><text:span text:style-name="T5"> como ángulo interno, el contorno del mosaico conjunto resulta ser una imagen autosimilar del contorno de uno de sus componentes individuales</text:span><text:span text:style-name="T2">.</text:span></text:p>
      <text:p text:style-name="P2"/>
      <text:p text:style-name="Standard"><text:span text:style-name="T2">Retomando el fractal de Hilbert, vale la pena considerar la estrategia </text:span><text:span text:style-name="T1">intuitiva</text:span><text:span text:style-name="T2"> mediante la cual se podría </text:span><text:span text:style-name="T1">adivinar</text:span><text:span text:style-name="T2"> cuál es su dimensión fractal. De alguna forma, lo que se hace ahí es, por ejemplo, hacer una cuadrícula lo suficientemente fina y checar cuántas celdas de esa cuadrícula están ocupadas cuando el fractal está ya completamente desarrollado. En el presente ejemplo, el resultado fue que </text:span><text:span text:style-name="T3">todas</text:span><text:span text:style-name="T2"> las celdas están ocupadas, correspondiendo a una dimensión fractal de 2. Esta estrategia de conteo de celdas (</text:span><text:span text:style-name="T1">box counting method</text:span><text:span text:style-name="T2">) puede usarse más para fractales que, como se mencionó al principio de este documento, son generados por un algoritmo que involucra aleatoriedad (por ejemplo, en un modelo para la formación de un copo de nieve). Ello se verá, no obstante, en otra lec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0T16:16:44.44</meta:creation-date>
    <dc:date>2013-11-27T14:02:57.62</dc:date>
    <meta:editing-duration>PT2H8M12S</meta:editing-duration>
    <meta:editing-cycles>7</meta:editing-cycles>
    <meta:generator>OpenOffice.org/3.3$Win32 OpenOffice.org_project/330m20$Build-9567</meta:generator>
    <meta:document-statistic meta:table-count="0" meta:image-count="0" meta:object-count="19" meta:page-count="2" meta:paragraph-count="11" meta:word-count="843" meta:character-count="4810"/>
  </office:meta>
</office:document-meta>
</file>

<file path=Object 1/content.xml><?xml version="1.0" encoding="utf-8"?>
<math xmlns="http://www.w3.org/1998/Math/MathML">
  <semantics>
    <msup>
      <mrow>
        <mo stretchy="false">(</mo>
        <mfrac>
          <mn>4</mn>
          <mn>3</mn>
        </mfrac>
        <mo stretchy="false">)</mo>
      </mrow>
      <mi>n</mi>
    </msup>
    <annotation encoding="StarMath 5.0">(4 over 3)^n</annotation>
  </semantics>
</math>
</file>

<file path=Object 10/content.xml><?xml version="1.0" encoding="utf-8"?>
<math xmlns="http://www.w3.org/1998/Math/MathML">
  <semantics>
    <mrow>
      <mi>n</mi>
      <mo stretchy="false">→</mo>
      <mo stretchy="false">∞</mo>
    </mrow>
    <annotation encoding="StarMath 5.0">n rightarrow infinity</annotation>
  </semantics>
</math>
</file>

<file path=Object 11/content.xml><?xml version="1.0" encoding="utf-8"?>
<math xmlns="http://www.w3.org/1998/Math/MathML">
  <semantics>
    <mrow>
      <mrow>
        <mrow>
          <msub>
            <mi>D</mi>
            <mi>H</mi>
          </msub>
          <mo stretchy="false">=</mo>
          <mfrac>
            <mrow>
              <mi>ln</mi>
              <mrow>
                <mo stretchy="false">(</mo>
                <msup>
                  <mn>2</mn>
                  <mn>2n</mn>
                </msup>
                <mo stretchy="false">)</mo>
              </mrow>
            </mrow>
            <mrow>
              <mi>ln</mi>
              <mrow>
                <mo stretchy="false">(</mo>
                <msup>
                  <mn>2</mn>
                  <mi>n</mi>
                </msup>
                <mo stretchy="false">)</mo>
              </mrow>
            </mrow>
          </mfrac>
        </mrow>
        <mo stretchy="false">=</mo>
        <mfrac>
          <mrow>
            <mn>2</mn>
            <mi>n</mi>
            <mi>ln</mi>
            <mrow>
              <mo stretchy="false">(</mo>
              <mn>2</mn>
              <mo stretchy="false">)</mo>
            </mrow>
          </mrow>
          <mrow>
            <mi>n</mi>
            <mi>ln</mi>
            <mrow>
              <mo stretchy="false">(</mo>
              <mn>2</mn>
              <mo stretchy="false">)</mo>
            </mrow>
          </mrow>
        </mfrac>
      </mrow>
      <mo stretchy="false">=</mo>
      <mn>2</mn>
    </mrow>
    <annotation encoding="StarMath 5.0">D_H={ln(2^2n)} over {ln(2^n)}={2 n ln(2)} over {n ln(2)}=2</annotation>
  </semantics>
</math>
</file>

<file path=Object 12/content.xml><?xml version="1.0" encoding="utf-8"?>
<math xmlns="http://www.w3.org/1998/Math/MathML">
  <semantics>
    <mrow>
      <mrow>
        <mrow>
          <msup>
            <mi>x</mi>
            <mn>2</mn>
          </msup>
          <mo stretchy="false">+</mo>
          <msup>
            <mrow>
              <mo stretchy="false">(</mo>
              <mfrac>
                <mi>x</mi>
                <mn>2</mn>
              </mfrac>
              <mo stretchy="false">)</mo>
            </mrow>
            <mn>2</mn>
          </msup>
        </mrow>
        <mo stretchy="false">−</mo>
        <mn>2</mn>
      </mrow>
      <mrow>
        <mo stretchy="false">(</mo>
        <mi>x</mi>
        <mo stretchy="false">)</mo>
      </mrow>
      <mrow>
        <mo stretchy="false">(</mo>
        <mfrac>
          <mi>x</mi>
          <mn>2</mn>
        </mfrac>
        <mo stretchy="false">)</mo>
      </mrow>
      <mi>cos</mi>
      <mrow>
        <mrow>
          <mo stretchy="false">(</mo>
          <mn>120</mn>
          <mo stretchy="false">)</mo>
        </mrow>
        <mo stretchy="false">=</mo>
        <msup>
          <mrow>
            <mo stretchy="false">(</mo>
            <mfrac>
              <mn>1</mn>
              <mn>2</mn>
            </mfrac>
            <mo stretchy="false">)</mo>
          </mrow>
          <mn>2</mn>
        </msup>
      </mrow>
    </mrow>
    <annotation encoding="StarMath 5.0">x^2 + (x over 2)^2 - 2(x)(x over 2)cos(120) = {(1 over 2)}^2</annotation>
  </semantics>
</math>
</file>

<file path=Object 13/content.xml><?xml version="1.0" encoding="utf-8"?>
<math xmlns="http://www.w3.org/1998/Math/MathML">
  <semantics>
    <mrow>
      <mfrac>
        <mn>5</mn>
        <mn>4</mn>
      </mfrac>
      <mrow>
        <msup>
          <mi>x</mi>
          <mn>2</mn>
        </msup>
        <mo stretchy="false">−</mo>
        <msup>
          <mi>x</mi>
          <mn>2</mn>
        </msup>
      </mrow>
      <mrow>
        <mrow>
          <mo stretchy="false">(</mo>
          <mrow>
            <mo stretchy="false">−</mo>
            <mfrac>
              <mn>1</mn>
              <mn>2</mn>
            </mfrac>
          </mrow>
          <mo stretchy="false">)</mo>
        </mrow>
        <mo stretchy="false">=</mo>
        <mfrac>
          <mn>1</mn>
          <mn>4</mn>
        </mfrac>
      </mrow>
    </mrow>
    <annotation encoding="StarMath 5.0">{5 over 4}x^2-x^2(-{1 over 2})=1 over 4</annotation>
  </semantics>
</math>
</file>

<file path=Object 14/content.xml><?xml version="1.0" encoding="utf-8"?>
<math xmlns="http://www.w3.org/1998/Math/MathML">
  <semantics>
    <mrow>
      <mi>x</mi>
      <mo stretchy="false">=</mo>
      <mfrac>
        <mn>1</mn>
        <msqrt>
          <mn>7</mn>
        </msqrt>
      </mfrac>
    </mrow>
    <annotation encoding="StarMath 5.0">x=1 over sqrt 7</annotation>
  </semantics>
</math>
</file>

<file path=Object 15/content.xml><?xml version="1.0" encoding="utf-8"?>
<math xmlns="http://www.w3.org/1998/Math/MathML">
  <semantics>
    <mrow>
      <mi>N</mi>
      <mo stretchy="false">=</mo>
      <msup>
        <mn>3</mn>
        <mi>n</mi>
      </msup>
    </mrow>
    <annotation encoding="StarMath 5.0">N=3^n</annotation>
  </semantics>
</math>
</file>

<file path=Object 16/content.xml><?xml version="1.0" encoding="utf-8"?>
<math xmlns="http://www.w3.org/1998/Math/MathML">
  <semantics>
    <mrow>
      <mrow>
        <mrow>
          <mrow>
            <msub>
              <mi>D</mi>
              <mi>H</mi>
            </msub>
            <mo stretchy="false">=</mo>
            <mfrac>
              <mrow>
                <mi>ln</mi>
                <mrow>
                  <mo stretchy="false">(</mo>
                  <msup>
                    <mn>3</mn>
                    <mi>n</mi>
                  </msup>
                  <mo stretchy="false">)</mo>
                </mrow>
              </mrow>
              <mrow>
                <mi>ln</mi>
                <msup>
                  <mrow>
                    <mo stretchy="false">(</mo>
                    <msqrt>
                      <mn>7</mn>
                    </msqrt>
                    <mo stretchy="false">)</mo>
                  </mrow>
                  <mi>n</mi>
                </msup>
              </mrow>
            </mfrac>
          </mrow>
          <mo stretchy="false">=</mo>
          <mfrac>
            <mrow>
              <mi>n</mi>
              <mi>ln</mi>
              <mrow>
                <mo stretchy="false">(</mo>
                <mn>3</mn>
                <mo stretchy="false">)</mo>
              </mrow>
            </mrow>
            <mrow>
              <mfrac>
                <mn>1</mn>
                <mn>2</mn>
              </mfrac>
              <mi>n</mi>
              <mi>ln</mi>
              <mn>7</mn>
            </mrow>
          </mfrac>
        </mrow>
        <mo stretchy="false">=</mo>
        <mfrac>
          <mrow>
            <mn>2</mn>
            <mi>ln</mi>
            <mn>3</mn>
          </mrow>
          <mrow>
            <mi>ln</mi>
            <mn>7</mn>
          </mrow>
        </mfrac>
      </mrow>
      <mo stretchy="false">≈</mo>
      <mn>1.129150068</mn>
    </mrow>
    <annotation encoding="StarMath 5.0">D_H={ln(3^n)}  over {ln(sqrt 7)^n}={n ln (3)} over {{1 over 2} n ln 7}={2 ln 3} over {ln 7} approx  1.129150068</annotation>
  </semantics>
</math>
</file>

<file path=Object 17/content.xml><?xml version="1.0" encoding="utf-8"?>
<math xmlns="http://www.w3.org/1998/Math/MathML">
  <semantics>
    <msqrt>
      <mn>7</mn>
    </msqrt>
    <annotation encoding="StarMath 5.0">sqrt 7</annotation>
  </semantics>
</math>
</file>

<file path=Object 18/content.xml><?xml version="1.0" encoding="utf-8"?>
<math xmlns="http://www.w3.org/1998/Math/MathML">
  <semantics>
    <msub>
      <mi>D</mi>
      <mi>H</mi>
    </msub>
    <annotation encoding="StarMath 5.0">D_H</annotation>
  </semantics>
</math>
</file>

<file path=Object 19/content.xml><?xml version="1.0" encoding="utf-8"?>
<math xmlns="http://www.w3.org/1998/Math/MathML">
  <semantics>
    <msup>
      <msqrt>
        <mn>7</mn>
      </msqrt>
      <mi>n</mi>
    </msup>
    <annotation encoding="StarMath 5.0">{sqrt 7}^n</annotation>
  </semantics>
</math>
</file>

<file path=Object 2/content.xml><?xml version="1.0" encoding="utf-8"?>
<math xmlns="http://www.w3.org/1998/Math/MathML">
  <semantics>
    <mrow>
      <mi>n</mi>
      <mo stretchy="false">→</mo>
      <mo stretchy="false">∞</mo>
    </mrow>
    <annotation encoding="StarMath 5.0">n rightarrow infinity</annotation>
  </semantics>
</math>
</file>

<file path=Object 3/content.xml><?xml version="1.0" encoding="utf-8"?>
<math xmlns="http://www.w3.org/1998/Math/MathML">
  <semantics>
    <mrow>
      <msub>
        <mi>D</mi>
        <mi>H</mi>
      </msub>
      <mo stretchy="false">&gt;</mo>
      <mn>1</mn>
    </mrow>
    <annotation encoding="StarMath 5.0">D_{H} &gt; 1 </annotation>
  </semantics>
</math>
</file>

<file path=Object 4/content.xml><?xml version="1.0" encoding="utf-8"?>
<math xmlns="http://www.w3.org/1998/Math/MathML">
  <semantics>
    <mrow>
      <msub>
        <mi>D</mi>
        <mi>H</mi>
      </msub>
      <mo stretchy="false">=</mo>
      <mfrac>
        <mrow>
          <mi>ln</mi>
          <mrow>
            <mo stretchy="false">(</mo>
            <mi>N</mi>
            <mo stretchy="false">)</mo>
          </mrow>
        </mrow>
        <mrow>
          <mi>ln</mi>
          <mrow>
            <mo stretchy="false">(</mo>
            <mi>d</mi>
            <mo stretchy="false">)</mo>
          </mrow>
        </mrow>
      </mfrac>
    </mrow>
    <annotation encoding="StarMath 5.0">D_{H}={ln(N)} over {ln(d)} </annotation>
  </semantics>
</math>
</file>

<file path=Object 5/content.xml><?xml version="1.0" encoding="utf-8"?>
<math xmlns="http://www.w3.org/1998/Math/MathML">
  <semantics>
    <mrow>
      <mi>L</mi>
      <mo stretchy="false">=</mo>
      <mrow>
        <msub>
          <mi>lim</mi>
          <mrow>
            <mi>n</mi>
            <mo stretchy="false">→</mo>
            <mo stretchy="false">∞</mo>
          </mrow>
        </msub>
        <msup>
          <mrow>
            <mo stretchy="false">[</mo>
            <mfrac>
              <mi>L</mi>
              <msup>
                <mi>d</mi>
                <msub>
                  <mi>D</mi>
                  <mi>H</mi>
                </msub>
              </msup>
            </mfrac>
            <mo stretchy="false">]</mo>
          </mrow>
          <mi>n</mi>
        </msup>
      </mrow>
    </mrow>
    <annotation encoding="StarMath 5.0">L=lim_{n rightarrow infinity} [L over {d^{D_H}} ]^n</annotation>
  </semantics>
</math>
</file>

<file path=Object 6/content.xml><?xml version="1.0" encoding="utf-8"?>
<math xmlns="http://www.w3.org/1998/Math/MathML">
  <semantics>
    <mrow>
      <mi>N</mi>
      <mo stretchy="false">=</mo>
      <mrow>
        <msup>
          <mn>2</mn>
          <mn>2n</mn>
        </msup>
        <mo stretchy="false">−</mo>
        <mn>1</mn>
      </mrow>
    </mrow>
    <annotation encoding="StarMath 5.0">N=2^{2n}-1</annotation>
  </semantics>
</math>
</file>

<file path=Object 7/content.xml><?xml version="1.0" encoding="utf-8"?>
<math xmlns="http://www.w3.org/1998/Math/MathML">
  <semantics>
    <mrow>
      <mrow>
        <msub>
          <mi>lim</mi>
          <mrow>
            <mi>n</mi>
            <mo stretchy="false">→</mo>
            <mo stretchy="false">∞</mo>
          </mrow>
        </msub>
        <mrow>
          <mo stretchy="false">(</mo>
          <mrow>
            <msup>
              <mn>2</mn>
              <mn>2n</mn>
            </msup>
            <mo stretchy="false">−</mo>
            <mn>1</mn>
          </mrow>
          <mo stretchy="false">)</mo>
        </mrow>
      </mrow>
      <mo stretchy="false">≈</mo>
      <msup>
        <mn>2</mn>
        <mn>2n</mn>
      </msup>
    </mrow>
    <annotation encoding="StarMath 5.0">lim _{n rightarrow infinity} (2^{2n}-1) approx 2^{2n}</annotation>
  </semantics>
</math>
</file>

<file path=Object 8/content.xml><?xml version="1.0" encoding="utf-8"?>
<math xmlns="http://www.w3.org/1998/Math/MathML">
  <semantics>
    <msup>
      <mn>2</mn>
      <mi>n</mi>
    </msup>
    <annotation encoding="StarMath 5.0">2^n</annotation>
  </semantics>
</math>
</file>

<file path=Object 9/content.xml><?xml version="1.0" encoding="utf-8"?>
<math xmlns="http://www.w3.org/1998/Math/MathML">
  <semantics>
    <mrow>
      <msup>
        <mrow>
          <mo stretchy="false">(</mo>
          <msup>
            <mn>2</mn>
            <mi>n</mi>
          </msup>
          <mo stretchy="false">)</mo>
        </mrow>
        <mn>2</mn>
      </msup>
      <mo stretchy="false">=</mo>
      <msup>
        <mn>2</mn>
        <mn>2n</mn>
      </msup>
    </mrow>
    <annotation encoding="StarMath 5.0">(2^n)^2 = 2^{2n}</annotation>
  </semantics>
</math>
</file>